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5111f"/>
    </style:style>
    <style:style style:name="T1" style:family="text">
      <style:text-properties officeooo:rsid="0008ac78"/>
    </style:style>
    <style:style style:name="T2" style:family="text">
      <style:text-properties officeooo:rsid="00147470"/>
    </style:style>
    <style:style style:name="T3" style:family="text">
      <style:text-properties officeooo:rsid="001511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 SCENARI:</text:p>
      <text:p text:style-name="P2">[<text:span text:style-name="T1">ok</text:span>] Il nome dello scenario è consistente con il contenuto<text:line-break/>[<text:span text:style-name="T1">ok</text:span>] Possiede dati che ne caratterizzano l'istanza<text:line-break/>[<text:span text:style-name="T1">ok</text:span>] Non sono presenti riferimenti a elementi di interfaccia precisi<text:line-break/>[<text:span text:style-name="T1">ok</text:span>] Il contesto è ben caratterizzato<text:line-break/>[<text:span text:style-name="T1">ok</text:span>] Il sistema non è citato come attore<text:line-break/>[<text:span text:style-name="T1">ok</text:span>] Si fa sempre riferimento al sistema con il termine "il sistema"<text:line-break/>[<text:span text:style-name="T1">ok</text:span>] È sempre chiaro l'utente che esegue le azioni elencate<text:line-break/>[<text:span text:style-name="T1">ok</text:span>] Lo scenario possiede un identificativo univoco<text:line-break/>[<text:span text:style-name="T1">ok</text:span>] Il file è nominato secondo la corretta nomenclatura<text:line-break/>[<text:span text:style-name="T2">ok</text:span>] È presente una didascalia che riporti l'indentificativo del caso d'uso e una breve descrizione</text:p>
      <text:p text:style-name="P2"/>
      <text:p text:style-name="P3"><text:span text:style-name="T3">Sono stati inserite le descrizioni in ogni scenario e modificati i primi scenari ierenti alla gestione dei tirocinanti, inizialmente fatta dall'impiegato, successivamente passata al nuovo attore "responsabile scientifico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3.6$Windows_x86 LibreOffice_project/da8c1e6-fd468f4-454e206-f42a4a9-143cfd</meta:generator>
    <dc:date>2012-10-25T12:15:15.37</dc:date>
    <meta:document-statistic meta:table-count="0" meta:image-count="0" meta:object-count="0" meta:page-count="1" meta:paragraph-count="3" meta:word-count="124" meta:character-count="835" meta:non-whitespace-character-count="714"/>
    <meta:user-defined meta:name="Info 1"/>
    <meta:user-defined meta:name="Info 2"/>
    <meta:user-defined meta:name="Info 3"/>
    <meta:user-defined meta:name="Info 4"/>
  </office:meta>
</office:document-meta>
</file>